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3d1" draw:textarea-horizontal-align="justify" draw:textarea-vertical-align="middle" draw:auto-grow-height="false" fo:min-height="3.64cm" fo:min-width="4.98cm" draw:shadow="visible" draw:shadow-offset-x="0.1cm" draw:shadow-offset-y="0.1cm" draw:shadow-color="#b2b2b2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e9e2cf" draw:textarea-horizontal-align="justify" draw:textarea-vertical-align="middle" draw:auto-grow-height="false" fo:min-height="2.367cm" fo:min-width="3.036cm" draw:shadow="visible" draw:shadow-offset-x="0.1cm" draw:shadow-offset-y="0.1cm" draw:shadow-color="#b2b2b2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282cm" fo:min-width="0.032cm" loext:decorative="false"/>
    </style:style>
    <style:style style:name="gr4" style:family="graphic" style:parent-style-name="standard">
      <style:graphic-properties draw:stroke="none" svg:stroke-color="#000000" draw:fill="solid" draw:fill-color="#ffffff" draw:opacity="50%" fo:min-height="2.547cm" draw:shadow-opacity="50%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draw:fill="solid" draw:fill-color="#e9e4aa" draw:textarea-horizontal-align="justify" draw:textarea-vertical-align="middle" draw:auto-grow-height="false" fo:min-height="8.75cm" fo:min-width="5.25cm" style:writing-mode="lr-tb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none" draw:stroke-dash="Long_20_Dot" svg:stroke-linecap="butt" draw:fill="solid" draw:fill-color="#e9e4aa" draw:textarea-horizontal-align="justify" draw:textarea-vertical-align="middle" draw:auto-grow-height="false" fo:min-height="3.286cm" fo:min-width="3.566cm" draw:shadow="visible" draw:shadow-offset-x="0.1cm" draw:shadow-offset-y="0.1cm" draw:shadow-color="#b2b2b2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e6e3d1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solid" draw:fill-color="#e9e2cf"/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fo:color="#808080" loext:opacity="100%"/>
    </style:style>
    <style:style style:name="P7" style:family="paragraph">
      <style:text-properties fo:color="#808080" loext:opacity="100%" fo:hyphenate="false" loext:hyphenation-no-caps="false"/>
    </style:style>
    <style:style style:name="P8" style:family="paragraph">
      <style:paragraph-properties fo:margin-left="0cm" fo:margin-right="0cm" fo:margin-top="0cm" fo:margin-bottom="0cm" fo:line-height="100%" fo:text-indent="0cm"/>
      <style:text-properties fo:color="#808080" loext:opacity="100%" fo:hyphenate="false" loext:hyphenation-no-caps="false"/>
    </style:style>
    <style:style style:name="P9" style:family="paragraph">
      <loext:graphic-properties draw:fill="solid" draw:fill-color="#ffffff" draw:opacity="50%"/>
      <style:text-properties fo:color="#808080" loext:opacity="100%" fo:font-size="10pt" style:font-size-asian="10pt" style:font-size-complex="10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e9e4aa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808080" loext:opacity="100%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4" style:family="text">
      <style:text-properties fo:color="#808080" loext:opacity="100%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808080" loext:opacity="100%" fo:font-size="10pt" style:font-size-asian="10pt" style:font-size-complex="10pt"/>
    </style:style>
    <style:style style:name="T6" style:family="text">
      <style:text-properties fo:color="#808080" loext:opacity="100%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808080" loext:opacity="100%"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808080" loext:opacity="100%" fo:font-size="10pt" fo:font-style="normal" style:font-size-asian="10pt" style:font-style-asian="normal" style:font-size-complex="10pt" style:font-style-complex="normal"/>
    </style:style>
    <style:style style:name="T11" style:family="text">
      <style:text-properties fo:color="#808080" loext:opacity="100%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5cm" svg:height="5.5cm" svg:x="10.75cm" svg:y="7.25cm">
          <text:p text:style-name="P1"><text:span text:style-name="T1">Vision / Dream /</text:span><text:span text:style-name="T1"><text:line-break/></text:span><text:span text:style-name="T1"> Mission / Mandate / Goal:</text:span></text:p>
          <text:p text:style-name="P1"><text:span text:style-name="T1"><text:line-break/></text:span><text:span text:style-name="T1"><text:line-break/></text:span><text:span text:style-name="T1">------------------------------------------</text:span></text:p>
          <text:p text:style-name="P1"><text:span text:style-name="T1"/></text:p>
          <text:p text:style-name="P1"><text:span text:style-name="T1">------------------------------------------</text:span></text:p>
          <text:p text:style-name="P1"><text:span text:style-name="T1"/></text:p>
          <text:p text:style-name="P1"><text:span text:style-name="T1">------------------------------------------</text:span></text:p>
          <text:p text:style-name="P1"><text:span text:style-name="T1"/></text:p>
          <text:p text:style-name="P1"><text:span text:style-name="T1">--------------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10cm" svg:y="3.801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15.25cm" svg:y="4.25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18.25cm" svg:y="7.301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16.75cm" svg:y="11.051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12cm" svg:y="12.5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7cm" svg:y="10.801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6.25cm" svg:y="6.75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2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6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7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4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1.2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0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9.5cm" svg:height="2.797cm" svg:x="10.8cm" svg:y="1.153cm">
          <draw:text-box>
            <text:p text:style-name="P6"><text:span text:style-name="T2">Dr Ken Hudson’s Idea Blitz Method (</text:span><text:span text:style-name="T3">IdeaBlitz.com)</text:span><text:span text:style-name="T4">:</text:span></text:p>
            <text:p text:style-name="P7"><text:span text:style-name="T5">Inner Circle = </text:span><text:span text:style-name="T6">what I want.</text:span></text:p>
            <text:p text:style-name="P7"><text:span text:style-name="T5">Middle Circle = </text:span><text:span text:style-name="T6">how to.</text:span><text:span text:style-name="T5"> </text:span><text:span text:style-name="T7">(7 ideas in 90 sec.)</text:span></text:p>
            <text:p text:style-name="P7"><text:span text:style-name="T5">Passion </text:span><text:span text:style-name="T6">rank</text:span><text:span text:style-name="T5"> the middle circle 1 to 7.</text:span></text:p>
            <text:p text:style-name="P8"><text:span text:style-name="T8">Outter Circle: </text:span><text:span text:style-name="T9">Improve</text:span><text:span text:style-name="T8"> nrs 1-3. </text:span><text:span text:style-name="T7">(5 ideas in 1 min.)</text:span></text:p>
            <text:p text:style-name="P8"><text:span text:style-name="T10">Identify the 3 best </text:span><text:span text:style-name="T11">actions</text:span><text:span text:style-name="T10"> from the ideas.</text:span></text:p>
          </draw:text-box>
        </draw:frame>
        <draw:custom-shape draw:style-name="gr5" draw:text-style-name="P12" draw:layer="layout" svg:width="5.75cm" svg:height="9cm" svg:x="23.05cm" svg:y="11.05cm">
          <text:p text:style-name="P10"><text:span text:style-name="T1">Actions</text:span><text:span text:style-name="T1"><text:line-break/></text:span><text:span text:style-name="T1"><text:line-break/></text:span><text:span text:style-name="T1"/></text:p>
          <text:p text:style-name="P10"><text:span text:style-name="T12">...........................................</text:span><text:span text:style-name="T12"><text:line-break/></text:span><text:span text:style-name="T12"><text:line-break/></text:span><text:span text:style-name="T12"><text:line-break/></text:span><text:span text:style-name="T1">...........................................</text:span><text:span text:style-name="T1"><text:line-break/></text:span><text:span text:style-name="T1"><text:line-break/></text:span><text:span text:style-name="T1"/></text:p>
          <text:p text:style-name="P10"><text:span text:style-name="T12">...........................................</text:span><text:span text:style-name="T12"><text:line-break/></text:span><text:span text:style-name="T12"><text:line-break/></text:span><text:span text:style-name="T12"><text:line-break/></text:span><text:span text:style-name="T1">...........................................</text:span><text:span text:style-name="T1"><text:line-break/></text:span><text:span text:style-name="T1"><text:line-break/></text:span><text:span text:style-name="T1"/></text:p>
          <text:p text:style-name="P11"><text:span text:style-name="T12">...........................................</text:span><text:span text:style-name="T12"><text:line-break/></text:span><text:span text:style-name="T12"><text:line-break/></text:span><text:span text:style-name="T12"><text:line-break/></text:span><text:span text:style-name="T1">...........................................</text:span></text:p>
          <draw:enhanced-geometry svg:viewBox="0 0 21600 21600" draw:type="rectangle" draw:enhanced-path="M 0 0 L 21600 0 21600 21600 0 21600 0 0 Z N"/>
        </draw:custom-shape>
        <draw:g draw:style-name="gr6">
          <draw:custom-shape draw:style-name="gr7" draw:text-style-name="P12" draw:layer="layout" svg:width="5.75cm" svg:height="5cm" svg:x="18.75cm" svg:y="1.25cm">
            <text:p text:style-name="P10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2" draw:layer="layout" svg:width="5.75cm" svg:height="5cm" svg:x="22.95cm" svg:y="6cm">
            <text:p text:style-name="P10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2" draw:layer="layout" svg:width="5.75cm" svg:height="5cm" svg:x="16.75cm" svg:y="14.5cm">
            <text:p text:style-name="P10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2" draw:layer="layout" svg:width="5.75cm" svg:height="5cm" svg:x="9cm" svg:y="15cm">
            <text:p text:style-name="P10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2" draw:layer="layout" svg:width="5.75cm" svg:height="5cm" svg:x="3cm" svg:y="13cm">
            <text:p text:style-name="P10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2" draw:layer="layout" svg:width="5.75cm" svg:height="5cm" svg:x="1.25cm" svg:y="7.25cm">
            <text:p text:style-name="P10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2" draw:layer="layout" svg:width="5.75cm" svg:height="5cm" svg:x="5cm" svg:y="1.5cm">
            <text:p text:style-name="P10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text:p text:style-name="P11"><text:span text:style-name="T1">...............................</text:span></text:p>
            <text:p text:style-name="P1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6:52:57.478680999</meta:creation-date>
    <meta:editing-cycles>12</meta:editing-cycles>
    <meta:editing-duration>PT47M44S</meta:editing-duration>
    <dc:date>2023-09-30T22:08:34.319980118</dc:date>
    <meta:generator>LibreOffice/7.6.0.3$Linux_X86_64 LibreOffice_project/69edd8b8ebc41d00b4de3915dc82f8f0fc3b6265</meta:generator>
    <meta:document-statistic meta:object-count="25"/>
  </office:meta>
</office:document-meta>
</file>